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2940" officeooo:paragraph-rsid="00202940"/>
    </style:style>
    <style:style style:name="P2" style:family="paragraph" style:parent-style-name="Standard">
      <style:text-properties officeooo:rsid="00202940" officeooo:paragraph-rsid="0021dfe8"/>
    </style:style>
    <style:style style:name="P3" style:family="paragraph" style:parent-style-name="Standard">
      <style:text-properties officeooo:rsid="00202940" officeooo:paragraph-rsid="0022ba24"/>
    </style:style>
    <style:style style:name="P4" style:family="paragraph" style:parent-style-name="Standard">
      <style:text-properties officeooo:rsid="00202940" officeooo:paragraph-rsid="003df395"/>
    </style:style>
    <style:style style:name="P5" style:family="paragraph" style:parent-style-name="Standard">
      <style:text-properties officeooo:rsid="00202940" officeooo:paragraph-rsid="003ea6c4"/>
    </style:style>
    <style:style style:name="P6" style:family="paragraph" style:parent-style-name="Standard">
      <style:text-properties officeooo:rsid="00202940" officeooo:paragraph-rsid="003f4404"/>
    </style:style>
    <style:style style:name="P7" style:family="paragraph" style:parent-style-name="Standard">
      <style:text-properties officeooo:rsid="00202940" officeooo:paragraph-rsid="0040fba6"/>
    </style:style>
    <style:style style:name="P8" style:family="paragraph" style:parent-style-name="Standard">
      <style:text-properties officeooo:rsid="0021dfe8" officeooo:paragraph-rsid="0021dfe8"/>
    </style:style>
    <style:style style:name="P9" style:family="paragraph" style:parent-style-name="Standard">
      <style:text-properties officeooo:rsid="0021dfe8" officeooo:paragraph-rsid="0022ba24"/>
    </style:style>
    <style:style style:name="P10" style:family="paragraph" style:parent-style-name="Standard">
      <style:text-properties officeooo:rsid="0021dfe8" officeooo:paragraph-rsid="00355c89"/>
    </style:style>
    <style:style style:name="P11" style:family="paragraph" style:parent-style-name="Standard">
      <style:text-properties officeooo:rsid="0021dfe8" officeooo:paragraph-rsid="00381feb"/>
    </style:style>
    <style:style style:name="P12" style:family="paragraph" style:parent-style-name="Standard">
      <style:text-properties officeooo:rsid="00355c89" officeooo:paragraph-rsid="00355c89"/>
    </style:style>
    <style:style style:name="P13" style:family="paragraph" style:parent-style-name="Standard">
      <style:text-properties officeooo:rsid="0037143d" officeooo:paragraph-rsid="0037143d"/>
    </style:style>
    <style:style style:name="P14" style:family="paragraph" style:parent-style-name="Standard">
      <style:text-properties officeooo:rsid="0037143d" officeooo:paragraph-rsid="00381feb"/>
    </style:style>
    <style:style style:name="P15" style:family="paragraph" style:parent-style-name="Standard">
      <style:text-properties officeooo:rsid="00381feb" officeooo:paragraph-rsid="00202940"/>
    </style:style>
    <style:style style:name="P16" style:family="paragraph" style:parent-style-name="Standard">
      <style:text-properties officeooo:rsid="002553fa" officeooo:paragraph-rsid="00381feb"/>
    </style:style>
    <style:style style:name="P17" style:family="paragraph" style:parent-style-name="Standard">
      <style:text-properties officeooo:rsid="0037143d" officeooo:paragraph-rsid="0037143d"/>
    </style:style>
    <style:style style:name="P18" style:family="paragraph" style:parent-style-name="Standard">
      <style:text-properties officeooo:rsid="005a34c8" officeooo:paragraph-rsid="005a34c8"/>
    </style:style>
    <style:style style:name="T1" style:family="text">
      <style:text-properties officeooo:rsid="0021dfe8"/>
    </style:style>
    <style:style style:name="T2" style:family="text">
      <style:text-properties officeooo:rsid="0022ba24"/>
    </style:style>
    <style:style style:name="T3" style:family="text">
      <style:text-properties officeooo:rsid="002553fa"/>
    </style:style>
    <style:style style:name="T4" style:family="text">
      <style:text-properties officeooo:rsid="00355c89"/>
    </style:style>
    <style:style style:name="T5" style:family="text">
      <style:text-properties officeooo:rsid="0035ca26"/>
    </style:style>
    <style:style style:name="T6" style:family="text">
      <style:text-properties officeooo:rsid="0037143d"/>
    </style:style>
    <style:style style:name="T7" style:family="text">
      <style:text-properties officeooo:rsid="00381feb"/>
    </style:style>
    <style:style style:name="T8" style:family="text">
      <style:text-properties officeooo:rsid="003af7c9"/>
    </style:style>
    <style:style style:name="T9" style:family="text">
      <style:text-properties officeooo:rsid="003cae71"/>
    </style:style>
    <style:style style:name="T10" style:family="text">
      <style:text-properties officeooo:rsid="003df395"/>
    </style:style>
    <style:style style:name="T11" style:family="text">
      <style:text-properties officeooo:rsid="003ea6c4"/>
    </style:style>
    <style:style style:name="T12" style:family="text">
      <style:text-properties officeooo:rsid="003f4404"/>
    </style:style>
    <style:style style:name="T13" style:family="text">
      <style:text-properties officeooo:rsid="0040fba6"/>
    </style:style>
    <style:style style:name="T14" style:family="text">
      <style:text-properties officeooo:rsid="0048fb76"/>
    </style:style>
    <style:style style:name="T15" style:family="text">
      <style:text-properties officeooo:rsid="0055677b"/>
    </style:style>
    <style:style style:name="T16" style:family="text">
      <style:text-properties officeooo:rsid="005a34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ame navigare selectare dataset</text:p>
      <text:p text:style-name="P3">frame unelte <text:span text:style-name="T1">(<text:tab/>crop, </text:span></text:p>
      <text:p text:style-name="P10"><text:tab/><text:tab/>zoom, <text:span text:style-name="T4">(zoom in, zoom out)</text:span></text:p>
      <text:p text:style-name="P10"><text:tab/><text:tab/><text:span text:style-name="T4">move, (top, bottom, left, right)</text:span></text:p>
      <text:p text:style-name="P10"><text:tab/><text:tab/><text:span text:style-name="T4">rotation, ()</text:span></text:p>
      <text:p text:style-name="P10"><text:span text:style-name="T4"><text:tab/><text:tab/>translation,</text:span> </text:p>
      <text:p text:style-name="P10"><text:tab/><text:tab/><text:span text:style-name="T4">contrast,</text:span></text:p>
      <text:p text:style-name="P12"><text:tab/><text:tab/>light,</text:p>
      <text:p text:style-name="P12"><text:tab/><text:tab/><text:span text:style-name="T7">localizarea si descrierea obiectelor din imagine folosind o retea neuronala,</text:span></text:p>
      <text:p text:style-name="P9"><text:tab/><text:tab/>focus zona de imagine (se face zoom la obiectul selectat cu un pas pana se ajunge la <text:tab/><text:tab/><text:tab/><text:tab/>rezolutia imaginii, ), </text:p>
      <text:p text:style-name="P3"><text:tab/><text:tab/><text:span text:style-name="T2">scrie text pe imagine,</text:span></text:p>
      <text:p text:style-name="P3"><text:tab/><text:tab/><text:span text:style-name="T2">adauga alte imagini peste imagine</text:span></text:p>
      <text:p text:style-name="P3"><text:tab/><text:tab/></text:p>
      <text:p text:style-name="P3"><text:tab/><text:tab/><text:span text:style-name="T2">)</text:span></text:p>
      <text:p text:style-name="P2">frame path (sursa si destinatia imaginii si target data, <text:span text:style-name="T9">url-(citirea imaginilor din url)</text:span>)</text:p>
      <text:p text:style-name="P4"><text:span text:style-name="T15">+</text:span>frame <text:span text:style-name="T1">like</text:span> (<text:span text:style-name="T1">aprecierea obiectului din imagine sau imaginii in ansamblu</text:span>)</text:p>
      <text:p text:style-name="P4">frame <text:span text:style-name="T10">run script</text:span> (<text:span text:style-name="T11">executa un script din folderul run_script, run.py, functia run</text:span>)</text:p>
      <text:p text:style-name="P5">frame <text:span text:style-name="T10">add command</text:span> (<text:span text:style-name="T11">adauga un script din folderul run_script, run.py</text:span>)</text:p>
      <text:p text:style-name="P4">frame <text:span text:style-name="T10">fast command</text:span> (<text:span text:style-name="T11">adauga in capul listei cele mai frecvente commenzi</text:span>)</text:p>
      <text:p text:style-name="P8"><text:span text:style-name="T16">+</text:span>frame selectarea obiectelor (o lista de obiecte selectate, include :</text:p>
      <text:p text:style-name="P8"><text:tab/><text:tab/><text:tab/><text:tab/>all_within – imaginea cu obiectele selectate, </text:p>
      <text:p text:style-name="P8"><text:tab/><text:tab/><text:tab/><text:tab/>all_without – imaginea fara selectarea obiectelor,</text:p>
      <text:p text:style-name="P8"><text:tab/><text:tab/><text:tab/><text:tab/>nume_obiect_selectat – obiectul selectat</text:p>
      <text:p text:style-name="P8"><text:tab/><text:tab/><text:tab/><text:tab/>)</text:p>
      <text:p text:style-name="P11">frame descriere obiect <text:span text:style-name="T2">( <text:tab/>imaginii, </text:span></text:p>
      <text:p text:style-name="P11"><text:span text:style-name="T2"><text:tab/><text:tab/><text:tab/><text:tab/>obiectului din imagine </text:span><text:span text:style-name="T7">(pot exista mai multe obiecte cu acelasi nume)</text:span></text:p>
      <text:p text:style-name="P11"><text:span text:style-name="T3"><text:tab/><text:tab/><text:tab/><text:tab/>descrieri multiple</text:span><text:span text:style-name="T2"> </text:span><text:span text:style-name="T3">a obiectului </text:span><text:span text:style-name="T7">si a imaginii</text:span><text:span text:style-name="T3">, </text:span></text:p>
      <text:p text:style-name="P16"><text:tab/><text:tab/><text:tab/><text:tab/><text:tab/><text:tab/><text:tab/><text:tab/></text:p>
      <text:p text:style-name="P11"><text:span text:style-name="T3"><text:tab/><text:tab/><text:tab/><text:tab/>etc.</text:span><text:span text:style-name="T2">)</text:span></text:p>
      <text:p text:style-name="P13">frame rating (aprecierea imaginii sau obiectului din imagine, etc.) default rating</text:p>
      <text:p text:style-name="P18">frame edit – editarea imaginii, selectarea obiectului, editarea obiectului selectat, rotire imagine </text:p>
      <text:p text:style-name="P1">structura pentru salvarea modificarilor </text:p>
      <text:p text:style-name="P6"><text:tab/>dataset </text:p>
      <text:p text:style-name="P6"><text:tab/><text:tab/>- <text:span text:style-name="T12">row</text:span> :<text:span text:style-name="T12"> input data (imagine, text, video etc.) nemodificate</text:span></text:p>
      <text:p text:style-name="P7"><text:tab/><text:tab/>- <text:span text:style-name="T12">man:</text:span> <text:span text:style-name="T12">input data (imagine, text, video etc.) manipulate</text:span></text:p>
      <text:p text:style-name="P1"><text:tab/><text:tab/>- target<text:span text:style-name="T14">s</text:span>: <text:span text:style-name="T13">output data </text:span>descriere, <text:span text:style-name="T1">apreciere</text:span><text:span text:style-name="T6">(rating)</text:span><text:span text:style-name="T1">, </text:span><text:span text:style-name="T5">coordonate, </text:span>etc.</text:p>
      <text:p text:style-name="P1"><text:tab/><text:tab/>- description: <text:span text:style-name="T8">toate numele obiectelor nou create, </text:span>un fisier vectorial, unde se scrie rezolutia imaginii, pad, culoare pad, crop, aria care se face crop, translatia, zoom, se fac cadre separate pentru crop, se fac cadre separate pentru un obiect selectat (focus imagine), etc.</text:p>
      <text:p text:style-name="P15"/>
      <text:p text:style-name="P13">menu bar</text:p>
      <text:p text:style-name="P13"><text:tab/>file<text:span text:style-name="T12">t</text:span></text:p>
      <text:p text:style-name="P13"><text:tab/><text:tab/>open</text:p>
      <text:p text:style-name="P13"><text:tab/><text:tab/>save</text:p>
      <text:p text:style-name="P13"><text:tab/><text:tab/>save as</text:p>
      <text:p text:style-name="P13"><text:tab/><text:tab/>export – (all dataset from parent path, once) <text:span text:style-name="T7">(yolo v5 format etc.)</text:span></text:p>
      <text:p text:style-name="P14"><text:tab/><text:tab/>import – (all dataset from parent path, once) <text:span text:style-name="T7">(yolo v5 format etc.)</text:span></text:p>
      <text:p text:style-name="P13"><text:tab/>edit</text:p>
      <text:p text:style-name="P13"><text:soft-page-break/></text:p>
      <text:p text:style-name="P13"><text:tab/>tools</text:p>
      <text:p text:style-name="P13"><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16:56:19.362458648</meta:creation-date>
    <meta:generator>LibreOffice/7.3.7.2$Linux_X86_64 LibreOffice_project/30$Build-2</meta:generator>
    <dc:date>2023-10-30T12:18:47.769845300</dc:date>
    <meta:editing-duration>P3DT4H45M59S</meta:editing-duration>
    <meta:editing-cycles>13</meta:editing-cycles>
    <meta:document-statistic meta:table-count="0" meta:image-count="0" meta:object-count="0" meta:page-count="2" meta:paragraph-count="47" meta:word-count="295" meta:character-count="2084" meta:non-whitespace-character-count="1729"/>
  </office:meta>
</office:document-meta>
</file>